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ites de NV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 table:number-rows-repeated="6">
          <table:table-cell/>
          <table:table-cell table:style-name="ce7"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64" calcext:value-type="float">
            <text:p>64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3:21:56.260868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7T13:23:07.189240530</dc:date>
    <meta:editing-duration>PT7H16M22S</meta:editing-duration>
    <meta:editing-cycles>33</meta:editing-cycles>
    <meta:generator>LibreOffice/7.0.1.2$Linux_X86_64 LibreOffice_project/00$Build-2</meta:generator>
    <meta:document-statistic meta:table-count="1" meta:cell-count="107" meta:object-count="0"/>
  </office:meta>
</office:document-meta>
</file>